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8:26:29.048172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51:38.398677555</meta:creation-date>
    <dc:date>2024-03-18T18:27:12.147714265</dc:date>
    <meta:editing-duration>PT2M40S</meta:editing-duration>
    <meta:editing-cycles>2</meta:editing-cycles>
    <meta:generator>LibreOffice/24.2.1.2$MacOSX_AARCH64 LibreOffice_project/db4def46b0453cc22e2d0305797cf981b68ef5ac</meta:generator>
    <meta:document-statistic meta:table-count="2" meta:cell-count="8" meta:object-count="0"/>
  </office:meta>
</office:document-meta>
</file>